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style:font-name="Times New Roman" fo:font-size="14pt" officeooo:rsid="00103cb7" officeooo:paragraph-rsid="00103cb7" style:font-size-asian="12.25pt" style:font-size-complex="14pt"/>
    </style:style>
    <style:style style:name="P2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style:font-name="Times New Roman" fo:font-size="14pt" officeooo:rsid="00103cb7" officeooo:paragraph-rsid="00145d7b" style:font-size-asian="12.25pt" style:font-size-complex="14pt"/>
    </style:style>
    <style:style style:name="P3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style:font-name="Times New Roman" fo:font-size="14pt" officeooo:rsid="000ef1c1" officeooo:paragraph-rsid="000ef1c1" style:font-size-asian="12.25pt" style:font-size-complex="14pt"/>
    </style:style>
    <style:style style:name="P4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style:font-name="Times New Roman" fo:font-size="14pt" officeooo:rsid="000fab20" officeooo:paragraph-rsid="000fab20" style:font-size-asian="12.25pt" style:font-size-complex="14pt"/>
    </style:style>
    <style:style style:name="P5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style:font-name="Times New Roman" fo:font-size="14pt" officeooo:rsid="001509cc" officeooo:paragraph-rsid="001509cc" style:font-size-asian="12.25pt" style:font-size-complex="14pt"/>
    </style:style>
    <style:style style:name="P6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style:font-name="Times New Roman" fo:font-size="14pt" officeooo:rsid="00182a5f" officeooo:paragraph-rsid="00182a5f" style:font-size-asian="12.25pt" style:font-size-complex="14pt"/>
    </style:style>
    <style:style style:name="P7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style:font-name="Times New Roman" fo:font-size="14pt" officeooo:rsid="001b31be" officeooo:paragraph-rsid="001b31be" style:font-size-asian="12.25pt" style:font-size-complex="14pt"/>
    </style:style>
    <style:style style:name="P8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style:font-name="Times New Roman" fo:font-size="14pt" officeooo:rsid="0014eced" officeooo:paragraph-rsid="001b31be" style:font-size-asian="12.25pt" style:font-size-complex="14pt"/>
    </style:style>
    <style:style style:name="P9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style:font-name="Times New Roman" fo:font-size="14pt" officeooo:rsid="0022780a" officeooo:paragraph-rsid="0020701e" style:font-size-asian="12.25pt" style:font-size-complex="14pt"/>
    </style:style>
    <style:style style:name="P10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.3cm" style:auto-text-indent="false" style:page-number="auto" fo:background-color="transparent"/>
      <style:text-properties style:font-name="Times New Roman" fo:font-size="14pt" officeooo:rsid="000f17dc" officeooo:paragraph-rsid="000f17dc" style:font-size-asian="12.25pt" style:font-size-complex="14pt"/>
    </style:style>
    <style:style style:name="P11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.3cm" style:auto-text-indent="false" style:page-number="auto" fo:background-color="transparent"/>
      <style:text-properties style:font-name="Times New Roman" fo:font-size="14pt" officeooo:rsid="00182a5f" officeooo:paragraph-rsid="00182a5f" style:font-size-asian="12.25pt" style:font-size-complex="14pt"/>
    </style:style>
    <style:style style:name="P12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/>
      <style:text-properties style:font-name="Times New Roman" fo:font-size="14pt" officeooo:rsid="001509cc" officeooo:paragraph-rsid="001509cc" style:font-size-asian="12.25pt" style:font-size-complex="14pt"/>
    </style:style>
    <style:style style:name="P13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style:font-name="Times New Roman" fo:font-size="14pt" officeooo:rsid="001509cc" officeooo:paragraph-rsid="001509cc" style:font-size-asian="12.25pt" style:font-size-complex="14pt"/>
    </style:style>
    <style:style style:name="T1" style:family="text">
      <style:text-properties officeooo:rsid="000f17dc"/>
    </style:style>
    <style:style style:name="T2" style:family="text">
      <style:text-properties officeooo:rsid="00103cb7"/>
    </style:style>
    <style:style style:name="T3" style:family="text">
      <style:text-properties officeooo:rsid="00145d7b"/>
    </style:style>
    <style:style style:name="T4" style:family="text">
      <style:text-properties officeooo:rsid="00174ca2"/>
    </style:style>
    <style:style style:name="T5" style:family="text">
      <style:text-properties officeooo:rsid="001a0b86"/>
    </style:style>
    <style:style style:name="T6" style:family="text">
      <style:text-properties officeooo:rsid="001e3a93"/>
    </style:style>
    <style:style style:name="T7" style:family="text">
      <style:text-properties officeooo:rsid="001e910f"/>
    </style:style>
    <style:style style:name="T8" style:family="text">
      <style:text-properties officeooo:rsid="00221b8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Начало написания тезисов 11.03.2017</text:p>
      <text:p text:style-name="P3">Без понимания куда и как мы двигаемся <text:span text:style-name="T1">невозможно построить справедливого общества. На эти вопросы отвечает концепция жизнеустройства.</text:span></text:p>
      <text:p text:style-name="P4"><text:span text:style-name="T3">В обществе доминируют</text:span> библейские стереотипы. Но для эффективного преобразования общества от нынешнего состояния к идеалу необходимо выразить и на государственном уровне принять <text:span text:style-name="T3">документы в которых будут выражены идеалы справедливого общества, а так же методы достижения.</text:span></text:p>
      <text:p text:style-name="P4">В ДНР на многих бигбордах написано, что мы строим справедливое общество свободных и равных людей. Не обходимо определится что же такое справедливость и <text:span text:style-name="T2">свобода</text:span>.</text:p>
      <text:p text:style-name="P1">При обсуждении вопроса справедливости не обойти вопрос эксплуатации человека человеком. При обсуждении вопроса свободы не обойти вопрос совести.</text:p>
      <text:p text:style-name="P2">Надо обсудить вопрос образования, физического здоровья людей. Это то, что формирует человека. А к чему же он должен стремится? Отсутствие эксплуатации человека человеком это только лишь метод. Для того, что бы выстроить адекватную систему образования необходимо знать какого человека мы хотим воспитать. И в этих вопросах не обойти вопрос КОБ. Т.е. необходимо указать кто такой ЧЕЛОВЕК!</text:p>
      <text:p text:style-name="P5">Необходимо обсудить следующие вопросы:</text:p>
      <text:p text:style-name="P5">- проанализировать историю России с точки зрения организации управления государством;</text:p>
      <text:p text:style-name="P5">- проанализировать отечественную систему образования;</text:p>
      <text:p text:style-name="P5">- отношение к физической культуре;</text:p>
      <text:p text:style-name="P5">- организация экономической системы;</text:p>
      <text:p text:style-name="P5">- организация банковской системы;</text:p>
      <text:p text:style-name="P5">- бюрократия и её истоки;</text:p>
      <text:p text:style-name="P5">- платное образование и медицина;</text:p>
      <text:p text:style-name="P5">- свободное время граждан;</text:p>
      <text:p text:style-name="P5">- <text:span text:style-name="T5">заработная плата руководства;</text:span></text:p>
      <text:p text:style-name="P5"><text:soft-page-break/>- <text:span text:style-name="T7">з/п педагогов;</text:span></text:p>
      <text:p text:style-name="P5">- <text:span text:style-name="T8">развитие технических специальностей;</text:span></text:p>
      <text:p text:style-name="P5">- <text:span text:style-name="T6">подбор кадров в управление;</text:span></text:p>
      <text:p text:style-name="P12"><text:tab/>- <text:span text:style-name="T4">отношение к русскому государству и государственности.</text:span></text:p>
      <text:p text:style-name="P11">Документ необходимо составить в двух вариантах. Развёрнутый и краткий (до 3-х страниц). </text:p>
      <text:p text:style-name="P6"/>
      <text:p text:style-name="P7">Ниже разные мысли. Пока не систематизированные</text:p>
      <text:p text:style-name="P8">Необходимо использовать весь положительный опыт наших предков для развития нашего общества. Для недопущения тупикового пути развития общества необходимо выявить и определить порочные тенденции нашего общества.</text:p>
      <text:p text:style-name="P8"/>
      <text:p text:style-name="P9">В общем же смысле, эксплуатация человека человеком — это употребление возможностей, данных Свыше другому человеку, вопреки его воле и объективным жизненным интересам как его самого, так и других, в том числе и в последующих поколениях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1T21:46:01.581704950</meta:creation-date>
    <dc:date>2017-03-18T14:00:04.544319306</dc:date>
    <meta:editing-duration>PT1H36M9S</meta:editing-duration>
    <meta:editing-cycles>18</meta:editing-cycles>
    <meta:generator>LibreOffice/5.1.6.2$Linux_X86_64 LibreOffice_project/10m0$Build-2</meta:generator>
    <meta:document-statistic meta:table-count="0" meta:image-count="0" meta:object-count="0" meta:page-count="2" meta:paragraph-count="24" meta:word-count="300" meta:character-count="2239" meta:non-whitespace-character-count="1960"/>
  </office:meta>
</office:document-meta>
</file>